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10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1451398021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101451345109358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101451273324474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40396497116816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mnet</text:p>
          </table:table-cell>
        </table:table-row>
        <table:table-row table:style-name="TableLine140396497116816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96497116816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7">2021-11-01 10:14:46.490094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96497116816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7">2021-11-0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96497116816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7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96497116816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96497116816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7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396342868000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mnet</text:p>
          </table:table-cell>
        </table:table-row>
        <table:table-row table:style-name="TableLine140396342868000">
          <table:table-cell table:style-name="Tabla2.A2" office:value-type="string">
            <text:p text:style-name="P6">Texto</text:p>
          </table:table-cell>
          <table:table-cell table:style-name="Tabla2.B2" office:value-type="string">
            <text:p text:style-name="P6">Esto es un texto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396342868000">
          <table:table-cell table:style-name="Tabla2.A2" office:value-type="string">
            <text:p text:style-name="P6">Fecha y hora</text:p>
          </table:table-cell>
          <table:table-cell table:style-name="Tabla2.B2" office:value-type="string">
            <text:p text:style-name="P8">2021-11-01 10:14:46.490094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396342868000">
          <table:table-cell table:style-name="Tabla2.A2" office:value-type="string">
            <text:p text:style-name="P6">Fecha</text:p>
          </table:table-cell>
          <table:table-cell table:style-name="Tabla2.B2" office:value-type="string">
            <text:p text:style-name="P8">2021-11-01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396342868000">
          <table:table-cell table:style-name="Tabla2.A2" office:value-type="string">
            <text:p text:style-name="P6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6">Bueno</text:p>
          </table:table-cell>
        </table:table-row>
        <text:soft-page-break/>
        <table:table-row table:style-name="TableLine140396342868000">
          <table:table-cell table:style-name="Tabla2.A2" office:value-type="string">
            <text:p text:style-name="P6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396342868000">
          <table:table-cell table:style-name="Tabla2.A2" office:value-type="string">
            <text:p text:style-name="P6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6">Bueno</text:p>
          </table:table-cell>
        </table:table-row>
      </table:table>
      <text:h text:style-name="Heading_20_2" text:outline-level="2">Listas y listas numeradas</text:h>
      <text:list xml:id="list101451546900151" text:continue-numbering="true" text:style-name="List_20_1">
        <text:list-item>
          <text:p text:style-name="BulletsLevel1">Lista simle</text:p>
        </text:list-item>
      </text:list>
      <text:list xml:id="list4210510043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101451111411368" text:continue-list="list101451546900151" text:style-name="List_20_1">
        <text:list-item>
          <text:p text:style-name="BulletsLevel1">Lista simle</text:p>
        </text:list-item>
      </text:list>
      <text:list xml:id="list101450220785342" text:continue-list="list4210510043" text:style-name="List_20_2">
        <text:list-item>
          <text:p text:style-name="BulletsLevel2">Lista simle</text:p>
        </text:list-item>
      </text:list>
      <text:list xml:id="list101450983634801" text:continue-list="list101451111411368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usr/lib/python3.9/site-packages/unogenerator-0.10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usr/lib/python3.9/site-packages/unogenerator-0.10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usr/lib/python3.9/site-packages/unogenerator-0.10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This paragraph was set at the end of the code after a find and replace command.</text:p>
      <text:p text:style-name="Standard">Este párrafo fue añadido después de la sustitución.</text:p>
      <text:p text:style-name="P3">This paragraph was set after a page break.</text:p>
      <text:p text:style-name="P4">This paragraph was set after a page break with Landscape style.</text:p>
      <text:p text:style-name="Standard"/>
      <text:h text:style-name="P1" text:outline-level="1">ODS</text:h>
      <text:h text:style-name="Heading_20_2" text:outline-level="2">ODS 'Hello World' example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Landscape" style:page-layout-name="Mpm2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0:14:44</meta:creation-date>
    <meta:generator>LibreOffice/7.1.6.2.0$Linux_X86_64 LibreOffice_project/10$Build-2</meta:generator>
    <meta:editing-duration>PT4S</meta:editing-duration>
    <meta:editing-cycles>2</meta:editing-cycles>
    <meta:initial-creator>Turulomio</meta:initial-creator>
    <dc:description>This file have been generated with UnoGenerator-0.10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1-01T10:14:49.624620141</dc:date>
    <dc:title>Documentación de UnoGenerator</dc:title>
    <meta:document-statistic meta:table-count="2" meta:image-count="106" meta:object-count="0" meta:page-count="7" meta:paragraph-count="92" meta:word-count="552" meta:character-count="3623" meta:non-whitespace-character-count="3160"/>
  </office:meta>
</office:document-meta>
</file>